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eeprom.pde rbh 10/2009 */</text:p>
      <text:p text:style-name="P3">/* modified from hotwater for thermo 10/2010 */</text:p>
      <text:p text:style-name="P3"/>
      <text:p text:style-name="P3">boolean CheckEEPROM()</text:p>
      <text:p text:style-name="P3">{</text:p>
      <text:p text:style-name="P3"><text:s text:c="4"/>if(EEPROM.read(0) == 255)</text:p>
      <text:p text:style-name="P3"><text:s text:c="4"/>{</text:p>
      <text:p text:style-name="P3"><text:s text:c="8"/>GLCD.ClearScreen(); </text:p>
      <text:p text:style-name="P3"><text:s text:c="8"/>GLCD.SelectFont(System5x7, BLACK);</text:p>
      <text:p text:style-name="P3"><text:s text:c="8"/>GLCD.CursorTo(2, 1); /* col, row */</text:p>
      <text:p text:style-name="P3"><text:s text:c="8"/>GLCD.Puts("EEPROM not");</text:p>
      <text:p text:style-name="P3"><text:s text:c="8"/>GLCD.CursorTo(2, 3); /* col, row */</text:p>
      <text:p text:style-name="P3"><text:s text:c="8"/>GLCD.Puts("initialized");</text:p>
      <text:p text:style-name="P3"><text:s text:c="8"/>delay(1000);</text:p>
      <text:p text:style-name="P3"><text:s text:c="8"/>return(false);</text:p>
      <text:p text:style-name="P3"><text:s text:c="4"/>}</text:p>
      <text:p text:style-name="P3"><text:s text:c="4"/>return(true);</text:p>
      <text:p text:style-name="P3">}</text:p>
      <text:p text:style-name="P3"/>
      <text:p text:style-name="P3">byte GetEEact(byte offset)</text:p>
      <text:p text:style-name="P3">{</text:p>
      <text:p text:style-name="P3"><text:s text:c="4"/>struct item i;</text:p>
      <text:p text:style-name="P3"/>
      <text:p text:style-name="P3"><text:s text:c="4"/>GetEEitem(offset, &amp;i);</text:p>
      <text:p text:style-name="P3"><text:s text:c="4"/>return(i.act);</text:p>
      <text:p text:style-name="P3">}</text:p>
      <text:p text:style-name="P3"/>
      <text:p text:style-name="P3">void GetEEitem(byte offset, struct item *i)</text:p>
      <text:p text:style-name="P3">{</text:p>
      <text:p text:style-name="P3"><text:s text:c="4"/>struct item *iptr;</text:p>
      <text:p text:style-name="P3"/>
      <text:p text:style-name="P3"><text:s text:c="4"/>iptr = (struct item*)&amp;Menu;</text:p>
      <text:p text:style-name="P3"><text:s text:c="4"/>iptr += offset;</text:p>
      <text:p text:style-name="P3"/>
      <text:p text:style-name="P3"><text:s text:c="4"/>eeprom_read_block((void*)i, (const void *)iptr, sizeof(struct item));</text:p>
      <text:p text:style-name="P3">}</text:p>
      <text:p text:style-name="P3"/>
      <text:p text:style-name="P3">void WriteEEitem(byte offset, struct item *i)</text:p>
      <text:p text:style-name="P3">{</text:p>
      <text:p text:style-name="P3"><text:s text:c="4"/>struct item *iptr;</text:p>
      <text:p text:style-name="P3"/>
      <text:p text:style-name="P3"><text:s text:c="4"/>iptr = (struct item*)&amp;Menu;</text:p>
      <text:p text:style-name="P3"><text:s text:c="4"/>iptr += offset;</text:p>
      <text:p text:style-name="P3"/>
      <text:p text:style-name="P3"><text:s text:c="4"/>eeprom_write_block((void*)i, (void *)iptr, sizeof(struct item));</text:p>
      <text:p text:style-name="P3"><text:s text:c="4"/>delay(5);</text:p>
      <text:p text:style-name="P3">}</text:p>
      <text:p text:style-name="P3"/>
      <text:p text:style-name="P3">void GetEEsensor(byte offset, struct sensorEE *s)</text:p>
      <text:p text:style-name="P3">{</text:p>
      <text:p text:style-name="P3"><text:s text:c="4"/>struct sensorEE *sptr;</text:p>
      <text:p text:style-name="P3"/>
      <text:p text:style-name="P3"><text:s text:c="4"/>sptr = (struct sensorEE*)&amp;SensorsEE;</text:p>
      <text:p text:style-name="P3"><text:soft-page-break/><text:s text:c="4"/>sptr += offset;</text:p>
      <text:p text:style-name="P3"/>
      <text:p text:style-name="P3"><text:s text:c="4"/>eeprom_read_block((void*)s, (const void *)sptr, sizeof(struct sensorEE));</text:p>
      <text:p text:style-name="P3">}</text:p>
      <text:p text:style-name="P3"/>
      <text:p text:style-name="P3">void WriteEEsensor(byte offset, struct sensorEE *s)</text:p>
      <text:p text:style-name="P3">{</text:p>
      <text:p text:style-name="P3"><text:s text:c="4"/>struct sensorEE *sptr;</text:p>
      <text:p text:style-name="P3"/>
      <text:p text:style-name="P3"><text:s text:c="4"/>sptr = (struct sensorEE*)&amp;SensorsEE;</text:p>
      <text:p text:style-name="P3"><text:s text:c="4"/>sptr += offset;</text:p>
      <text:p text:style-name="P3"/>
      <text:p text:style-name="P3"><text:s text:c="4"/>eeprom_write_block((void*)s, (void *)sptr, sizeof(struct sensorEE));</text:p>
      <text:p text:style-name="P3"><text:s text:c="4"/>delay(5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dstemp.odt</text:file-name> <text:s/><text:date style:data-style-name="N37" text:date-value="2011-10-29T11:48:41.96">10/29/11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Hollabaugh</meta:initial-creator>
    <meta:creation-date>2009-02-18T16:37:32.72</meta:creation-date>
    <dc:date>2011-10-29T11:48:41.95</dc:date>
    <dc:creator>Rich Hollabaugh</dc:creator>
    <meta:editing-duration>PT42M56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2" meta:paragraph-count="55" meta:word-count="153" meta:character-count="1360"/>
  </office:meta>
</office:document-meta>
</file>